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 style:writing-mode="lr-tb"/>
      <style:text-properties fo:color="#1b1c1d" loext:opacity="100%" style:font-name="Google Sans" loext:padding="0in" loext:border="none"/>
    </style:style>
    <style:style style:name="P2" style:family="paragraph" style:parent-style-name="Heading_20_2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 style:writing-mode="lr-tb"/>
      <style:text-properties fo:color="#1b1c1d" loext:opacity="100%" style:font-name="Google Sans" loext:padding="0in" loext:border="none"/>
    </style:style>
    <style:style style:name="P3" style:family="paragraph" style:parent-style-name="Heading_20_3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 style:writing-mode="lr-tb"/>
      <style:text-properties fo:color="#1b1c1d" loext:opacity="100%" style:font-name="Google Sans" loext:padding="0in" loext:border="none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14%" fo:orphans="1" fo:text-indent="0in" style:auto-text-indent="false" fo:padding="0in" fo:border="none" style:writing-mode="lr-tb"/>
      <style:text-properties fo:color="#1b1c1d" loext:opacity="100%" style:font-name="Google Sans Text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line-height="114%" fo:orphans="1" fo:text-indent="0in" style:auto-text-indent="false" fo:padding="0in" fo:border="none" style:writing-mode="lr-tb"/>
      <style:text-properties fo:color="#1b1c1d" loext:opacity="100%" style:font-name="Google Sans Text" loext:padding="0in" loext:border="none"/>
    </style:style>
    <style:style style:name="P6" style:family="paragraph" style:parent-style-name="Text_20_body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 style:writing-mode="lr-tb"/>
      <style:text-properties fo:color="#1b1c1d" loext:opacity="100%" style:font-name="Google Sans Text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1" style:family="paragraph" style:parent-style-name="Text_20_body" style:list-style-name="L4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2" style:family="paragraph" style:parent-style-name="Text_20_body" style:list-style-name="L5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3" style:family="paragraph" style:parent-style-name="Text_20_body" style:list-style-name="L6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4" style:family="paragraph" style:parent-style-name="Text_20_body" style:list-style-name="L7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5" style:family="paragraph" style:parent-style-name="Text_20_body" style:list-style-name="L8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6" style:family="paragraph" style:parent-style-name="Text_20_body" style:list-style-name="L9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7" style:family="paragraph" style:parent-style-name="Text_20_body" style:list-style-name="L10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T1" style:family="text">
      <style:text-properties fo:color="#1b1c1d" loext:opacity="100%" style:font-name="Google Sans Text" loext:padding="0in" loext:border="none"/>
    </style:style>
    <style:style style:name="T2" style:family="text">
      <style:text-properties fo:color="#444746" loext:opacity="100%" style:font-name="Google Sans Tex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reamSift: Software Specification Document</text:h>
      <text:p text:style-name="P4">Version: 1.0</text:p>
      <text:p text:style-name="P4">Date: November 9, 2025</text:p>
      <text:p text:style-name="P4">Author: James Mathewson</text:p>
      <text:h text:style-name="P2" text:outline-level="2">1. Introduction</text:h>
      <text:h text:style-name="P3" text:outline-level="3">1.1 Purpose</text:h>
      <text:p text:style-name="P5">StreamSift is a high-performance, multi-threaded network packet analysis engine designed to solve the "needle in a haystack" problem in network troubleshooting. It provides a mechanism to monitor high-speed links in real-time, buffer packet streams in memory, and only commit data to disk when complex, stateful criteria are met.</text:p>
      <text:h text:style-name="P3" text:outline-level="3">1.2 Scope</text:h>
      <text:p text:style-name="P7"><text:span text:style-name="T1">The software is a command-line utility for Linux (primary), with planned support for FreeBSD. It operates in user space, utilizing </text:span><text:span text:style-name="Source_20_Text"><text:span text:style-name="T2">libpcap</text:span></text:span><text:span text:style-name="T1"> for packet capture. It is not a kernel module or a replacement for full-capture tools like </text:span><text:span text:style-name="Source_20_Text"><text:span text:style-name="T2">tcpdump</text:span></text:span><text:span text:style-name="T1"> when unconditional capture is required.</text:span></text:p>
      <text:h text:style-name="P2" text:outline-level="2">2. Functional Requirements</text:h>
      <text:h text:style-name="P3" text:outline-level="3">2.1 Packet Capture</text:h>
      <text:list text:style-name="L1">
        <text:list-item>
          <text:p text:style-name="P8"><text:span text:style-name="Strong_20_Emphasis"><text:span text:style-name="T1">FR1.1:</text:span></text:span><text:span text:style-name="T1"> Must support live capture from a specified network interface (e.g., </text:span><text:span text:style-name="Source_20_Text"><text:span text:style-name="T2">eth0</text:span></text:span><text:span text:style-name="T1">, </text:span><text:span text:style-name="Source_20_Text"><text:span text:style-name="T2">any</text:span></text:span><text:span text:style-name="T1">).</text:span></text:p>
        </text:list-item>
        <text:list-item>
          <text:p text:style-name="P8"><text:span text:style-name="Strong_20_Emphasis"><text:span text:style-name="T1">FR1.2:</text:span></text:span><text:span text:style-name="T1"> Must support offline analysis by reading from standard </text:span><text:span text:style-name="Source_20_Text"><text:span text:style-name="T2">.pcap</text:span></text:span><text:span text:style-name="T1"> files.</text:span></text:p>
        </text:list-item>
        <text:list-item>
          <text:p text:style-name="P8"><text:span text:style-name="Strong_20_Emphasis"><text:span text:style-name="T1">FR1.3:</text:span></text:span><text:span text:style-name="T1"> Must support a configurable snapshot length (</text:span><text:span text:style-name="Source_20_Text"><text:span text:style-name="T2">snaplen</text:span></text:span><text:span text:style-name="T1">) to limit memory usage per packet.</text:span></text:p>
        </text:list-item>
      </text:list>
      <text:h text:style-name="P3" text:outline-level="3">2.2 Stream Management</text:h>
      <text:list text:style-name="L2">
        <text:list-item>
          <text:p text:style-name="P9"><text:span text:style-name="Strong_20_Emphasis"><text:span text:style-name="T1">FR2.1:</text:span></text:span><text:span text:style-name="T1"> Must identify unique packet streams based on a normalized 5-tuple (SrcIP, DstIP, L4Proto, SrcPort, DstPort), ensuring bidirectional traffic maps to the same stream.</text:span></text:p>
        </text:list-item>
        <text:list-item>
          <text:p text:style-name="P9"><text:span text:style-name="Strong_20_Emphasis"><text:span text:style-name="T1">FR2.2:</text:span></text:span><text:span text:style-name="T1"> Must support decapsulation of common tunnel protocols (GRE, IP-in-IP) to identify inner streams.</text:span></text:p>
        </text:list-item>
        <text:list-item>
          <text:p text:style-name="P9"><text:soft-page-break/><text:span text:style-name="Strong_20_Emphasis"><text:span text:style-name="T1">FR2.3:</text:span></text:span><text:span text:style-name="T1"> Must maintain a configurable rolling buffer of packets for each active stream ("X packets before").</text:span></text:p>
        </text:list-item>
        <text:list-item>
          <text:p text:style-name="P9"><text:span text:style-name="Strong_20_Emphasis"><text:span text:style-name="T1">FR2.4:</text:span></text:span><text:span text:style-name="T1"> Must support a configurable timeout for inactive streams to release memory.</text:span></text:p>
        </text:list-item>
      </text:list>
      <text:h text:style-name="P3" text:outline-level="3">2.3 Filtering &amp; Analysis</text:h>
      <text:list text:style-name="L3">
        <text:list-item>
          <text:p text:style-name="P10"><text:span text:style-name="Strong_20_Emphasis"><text:span text:style-name="T1">FR3.1:</text:span></text:span><text:span text:style-name="T1"> Must provide a "Tag" filter to identify streams of potential interest and trigger buffering.</text:span></text:p>
        </text:list-item>
        <text:list-item>
          <text:p text:style-name="P10"><text:span text:style-name="Strong_20_Emphasis"><text:span text:style-name="T1">FR3.2:</text:span></text:span><text:span text:style-name="T1"> Must provide a "Save" filter to confirm if a tagged stream should be written to disk.</text:span></text:p>
        </text:list-item>
        <text:list-item>
          <text:p text:style-name="P10"><text:span text:style-name="Strong_20_Emphasis"><text:span text:style-name="T1">FR3.3:</text:span></text:span><text:span text:style-name="T1"> Must support a custom filter language allowing complex boolean logic (</text:span><text:span text:style-name="Source_20_Text"><text:span text:style-name="T2">AND</text:span></text:span><text:span text:style-name="T1">, </text:span><text:span text:style-name="Source_20_Text"><text:span text:style-name="T2">OR</text:span></text:span><text:span text:style-name="T1">, </text:span><text:span text:style-name="Source_20_Text"><text:span text:style-name="T2">!</text:span></text:span><text:span text:style-name="T1">) and comparison operators (</text:span><text:span text:style-name="Source_20_Text"><text:span text:style-name="T2">&gt;</text:span></text:span><text:span text:style-name="T1">, </text:span><text:span text:style-name="Source_20_Text"><text:span text:style-name="T2">&lt;</text:span></text:span><text:span text:style-name="T1">, </text:span><text:span text:style-name="Source_20_Text"><text:span text:style-name="T2">==</text:span></text:span><text:span text:style-name="T1">, </text:span><text:span text:style-name="Source_20_Text"><text:span text:style-name="T2">!=</text:span></text:span><text:span text:style-name="T1">).</text:span></text:p>
        </text:list-item>
        <text:list-item>
          <text:p text:style-name="P10"><text:span text:style-name="Strong_20_Emphasis"><text:span text:style-name="T1">FR3.4:</text:span></text:span><text:span text:style-name="T1"> Must support both stateless (per-packet, e.g., </text:span><text:span text:style-name="Source_20_Text"><text:span text:style-name="T2">TCP.Flags</text:span></text:span><text:span text:style-name="T1">) and stateful (per-stream, e.g., </text:span><text:span text:style-name="Source_20_Text"><text:span text:style-name="T2">TCP.SynCount</text:span></text:span><text:span text:style-name="T1">) filter functions.</text:span></text:p>
        </text:list-item>
        <text:list-item>
          <text:p text:style-name="P10"><text:span text:style-name="Strong_20_Emphasis"><text:span text:style-name="T1">FR3.5:</text:span></text:span><text:span text:style-name="T1"> Must support Deep Packet Inspection (DPI) for key L7 protocols: DNS, TLS, SMB, NFS.</text:span></text:p>
        </text:list-item>
      </text:list>
      <text:h text:style-name="P3" text:outline-level="3">2.4 Output &amp; Alerting</text:h>
      <text:list text:style-name="L4">
        <text:list-item>
          <text:p text:style-name="P11"><text:span text:style-name="Strong_20_Emphasis"><text:span text:style-name="T1">FR4.1:</text:span></text:span><text:span text:style-name="T1"> Must save matched streams to individual </text:span><text:span text:style-name="Source_20_Text"><text:span text:style-name="T2">.pcap</text:span></text:span><text:span text:style-name="T1"> files, named uniquely by their stream key.</text:span></text:p>
        </text:list-item>
        <text:list-item>
          <text:p text:style-name="P11"><text:span text:style-name="Strong_20_Emphasis"><text:span text:style-name="T1">FR4.2:</text:span></text:span><text:span text:style-name="T1"> Must support two storage modes:</text:span></text:p>
          <text:list>
            <text:list-item>
              <text:p text:style-name="P11"><text:span text:style-name="Source_20_Text"><text:span text:style-name="T2">combined</text:span></text:span><text:span text:style-name="T1">: Ingress and egress packets saved to a single file.</text:span></text:p>
            </text:list-item>
            <text:list-item>
              <text:p text:style-name="P11"><text:span text:style-name="Source_20_Text"><text:span text:style-name="T2">separate</text:span></text:span><text:span text:style-name="T1">: Ingress and egress saved to distinct </text:span><text:span text:style-name="Source_20_Text"><text:span text:style-name="T2">_client.pcap</text:span></text:span><text:span text:style-name="T1"> and </text:span><text:span text:style-name="Source_20_Text"><text:span text:style-name="T2">_server.pcap</text:span></text:span><text:span text:style-name="T1"> files.</text:span></text:p>
            </text:list-item>
          </text:list>
        </text:list-item>
        <text:list-item>
          <text:p text:style-name="P11"><text:span text:style-name="Strong_20_Emphasis"><text:span text:style-name="T1">FR4.3:</text:span></text:span><text:span text:style-name="T1"> Must optionally create an empty </text:span><text:span text:style-name="Source_20_Text"><text:span text:style-name="T2">.detected</text:span></text:span><text:span text:style-name="T1"> alert file immediately upon a stream matching the "Save" criteria.</text:span></text:p>
        </text:list-item>
        <text:list-item>
          <text:p text:style-name="P11"><text:span text:style-name="Strong_20_Emphasis"><text:span text:style-name="T1">FR4.4:</text:span></text:span><text:span text:style-name="T1"> Must provide a summary report upon exit, detailing total packets processed, dropped, streams created, and streams saved.</text:span></text:p>
        </text:list-item>
      </text:list>
      <text:h text:style-name="P2" text:outline-level="2">3. Non-Functional Requirements</text:h>
      <text:h text:style-name="P3" text:outline-level="3">3.1 Performance</text:h>
      <text:list text:style-name="L5">
        <text:list-item>
          <text:p text:style-name="P12"><text:span text:style-name="Strong_20_Emphasis"><text:span text:style-name="T1">NFR1.1:</text:span></text:span><text:span text:style-name="T1"> Must be capable of processing 10Gbps line-rate traffic without dropping packets on modern multi-core hardware (when using appropriate thread counts).</text:span></text:p>
        </text:list-item>
        <text:list-item>
          <text:p text:style-name="P12"><text:span text:style-name="Strong_20_Emphasis"><text:span text:style-name="T1">NFR1.2:</text:span></text:span><text:span text:style-name="T1"> Packet processing path must be lock-free to avoid contention between consumer threads.</text:span></text:p>
        </text:list-item>
      </text:list>
      <text:h text:style-name="P3" text:outline-level="3">3.2 Reliability</text:h>
      <text:list text:style-name="L6">
        <text:list-item>
          <text:p text:style-name="P13"><text:span text:style-name="Strong_20_Emphasis"><text:span text:style-name="T1">NFR2.1:</text:span></text:span><text:span text:style-name="T1"> Must handle graceful shutdown (SIGINT/SIGTERM) without corrupting output files.</text:span></text:p>
        </text:list-item>
        <text:list-item>
          <text:p text:style-name="P13"><text:soft-page-break/><text:span text:style-name="Strong_20_Emphasis"><text:span text:style-name="T1">NFR2.2:</text:span></text:span><text:span text:style-name="T1"> Must not leak memory over long-duration runs (e.g., 24h+ monitoring).</text:span></text:p>
        </text:list-item>
      </text:list>
      <text:h text:style-name="P3" text:outline-level="3">3.3 Usability</text:h>
      <text:list text:style-name="L7">
        <text:list-item>
          <text:p text:style-name="P14"><text:span text:style-name="Strong_20_Emphasis"><text:span text:style-name="T1">NFR3.1:</text:span></text:span><text:span text:style-name="T1"> Must provide clear, actionable error messages for invalid configuration or filter syntax.</text:span></text:p>
        </text:list-item>
        <text:list-item>
          <text:p text:style-name="P14"><text:span text:style-name="Strong_20_Emphasis"><text:span text:style-name="T1">NFR3.2:</text:span></text:span><text:span text:style-name="T1"> Configuration must be reloadable from external files (aliases, timeouts) without recompilation.</text:span></text:p>
        </text:list-item>
      </text:list>
      <text:h text:style-name="P2" text:outline-level="2">4. Constraints</text:h>
      <text:list text:style-name="L8">
        <text:list-item>
          <text:p text:style-name="P15"><text:span text:style-name="Strong_20_Emphasis"><text:span text:style-name="T1">C1:</text:span></text:span><text:span text:style-name="T1"> Depends on </text:span><text:span text:style-name="Source_20_Text"><text:span text:style-name="T2">libpcap</text:span></text:span><text:span text:style-name="T1"> for packet I/O.</text:span></text:p>
        </text:list-item>
        <text:list-item>
          <text:p text:style-name="P15"><text:span text:style-name="Strong_20_Emphasis"><text:span text:style-name="T1">C2:</text:span></text:span><text:span text:style-name="T1"> Requires a C++17 compliant compiler.</text:span></text:p>
        </text:list-item>
        <text:list-item>
          <text:p text:style-name="P15"><text:span text:style-name="Strong_20_Emphasis"><text:span text:style-name="T1">C3:</text:span></text:span><text:span text:style-name="T1"> Memory usage scales linearly with the number of concurrent streams and the configured buffer size per stream.</text:span></text:p>
        </text:list-item>
      </text:list>
      <text:h text:style-name="P2" text:outline-level="2">5. Interface Specifications</text:h>
      <text:h text:style-name="P3" text:outline-level="3">5.1 Command Line Interface (CLI)</text:h>
      <text:p text:style-name="P6">The primary interface for users. Key flags include:</text:p>
      <text:list text:style-name="L9">
        <text:list-item>
          <text:p text:style-name="P16"><text:span text:style-name="Source_20_Text"><text:span text:style-name="T2">-i &lt;iface&gt;</text:span></text:span><text:span text:style-name="T1"> / </text:span><text:span text:style-name="Source_20_Text"><text:span text:style-name="T2">-r &lt;file&gt;</text:span></text:span><text:span text:style-name="T1">: Input source.</text:span></text:p>
        </text:list-item>
        <text:list-item>
          <text:p text:style-name="P16"><text:span text:style-name="Source_20_Text"><text:span text:style-name="T2">-t &lt;filter&gt;</text:span></text:span><text:span text:style-name="T1"> / </text:span><text:span text:style-name="Source_20_Text"><text:span text:style-name="T2">-p &lt;filter&gt;</text:span></text:span><text:span text:style-name="T1">: Tag and Save filters.</text:span></text:p>
        </text:list-item>
        <text:list-item>
          <text:p text:style-name="P16"><text:span text:style-name="Source_20_Text"><text:span text:style-name="T2">-j &lt;N&gt;</text:span></text:span><text:span text:style-name="T1">: Number of worker threads.</text:span></text:p>
        </text:list-item>
        <text:list-item>
          <text:p text:style-name="P16"><text:span text:style-name="Source_20_Text"><text:span text:style-name="T2">-M &lt;mode&gt;</text:span></text:span><text:span text:style-name="T1">: Stream storage mode (</text:span><text:span text:style-name="Source_20_Text"><text:span text:style-name="T2">combined</text:span></text:span><text:span text:style-name="T1">/</text:span><text:span text:style-name="Source_20_Text"><text:span text:style-name="T2">separate</text:span></text:span><text:span text:style-name="T1">).</text:span></text:p>
        </text:list-item>
      </text:list>
      <text:h text:style-name="P3" text:outline-level="3">5.2 Configuration Files</text:h>
      <text:list text:style-name="L10">
        <text:list-item>
          <text:p text:style-name="P17"><text:span text:style-name="Strong_20_Emphasis"><text:span text:style-name="Source_20_Text"><text:span text:style-name="T2">timeouts.conf</text:span></text:span></text:span><text:span text:style-name="T1">: Key-value pairs defining idle timeouts per protocol.</text:span></text:p>
        </text:list-item>
        <text:list-item>
          <text:p text:style-name="P17"><text:span text:style-name="Strong_20_Emphasis"><text:span text:style-name="Source_20_Text"><text:span text:style-name="T2">aliases.conf</text:span></text:span></text:span><text:span text:style-name="T1">: Key-value pairs defining shorthand names for complex filter strings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9:39:47.092682490</meta:creation-date>
    <dc:date>2025-11-15T09:40:03.075462548</dc:date>
    <meta:editing-duration>PT1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3" meta:paragraph-count="56" meta:word-count="611" meta:character-count="4000" meta:non-whitespace-character-count="3478"/>
  </office:meta>
</office:document-meta>
</file>